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16379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Список</text:p>
          </table:table-cell>
          <table:table-cell office:value-type="string" table:style-name="ce3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string" table:style-name="ce2">
            <text:p>точечных;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Параметры</text:p>
          </table:table-cell>
          <table:table-cell office:value-type="string" table:style-name="ce3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string" table:style-name="ce3">
            <text:p>поля, ориентация и размер страницы;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Клава</text:p>
          </table:table-cell>
          <table:table-cell office:value-type="string" table:style-name="ce3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string" table:style-name="ce2">
            <text:p>Shift + Alt + D;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УтвНеПр</text:p>
          </table:table-cell>
          <table:table-cell office:value-type="string" table:style-name="ce3">
            <text:p>Какое из этих утверждений правильное?</text:p>
          </table:table-cell>
          <table:table-cell office:value-type="string" table:style-name="ce3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string" table:style-name="ce2">
            <text:p>Кернинг – это изменение интервала между буквами одного слова;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УтвПр</text:p>
          </table:table-cell>
          <table:table-cell office:value-type="string" table:style-name="ce3">
            <text:p>Какое из этих утверждений неправильное?</text:p>
          </table:table-cell>
          <table:table-cell office:value-type="string" table:style-name="ce3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string" table:style-name="ce2">
            <text:p>Клавиша Delete не удаляет знак перед мигающим курсором;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Печат</text:p>
          </table:table-cell>
          <table:table-cell office:value-type="string" table:style-name="ce3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3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string" table:style-name="ce2">
            <text:p>где написана русская буква Б;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Колонтитул</text:p>
          </table:table-cell>
          <table:table-cell office:value-type="string" table:style-name="ce3">
            <text:p>Колонтитул – это:</text:p>
          </table:table-cell>
          <table:table-cell office:value-type="string" table:style-name="ce3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Ссылка</text:p>
          </table:table-cell>
          <table:table-cell office:value-type="string" table:style-name="ce3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3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string" table:style-name="ce2">
            <text:p>Ссылки – Вставить ссылку – Добавить новый источник;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Шрифт</text:p>
          </table:table-cell>
          <table:table-cell office:value-type="string" table:style-name="ce3">
            <text:p>Какой шрифт по умолчанию установлен в Word 2019?</text:p>
          </table:table-cell>
          <table:table-cell office:value-type="string" table:style-name="ce3">
            <text:p>Times New Roman; Calibri; Microsoft Ya Hei; Arial Narrow;</text:p>
          </table:table-cell>
          <table:table-cell office:value-type="string" table:style-name="ce2">
            <text:p>Calibri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Дискета</text:p>
          </table:table-cell>
          <table:table-cell office:value-type="string" table:style-name="ce3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3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string" table:style-name="ce2">
            <text:p>документ сохранится;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Копировать</text:p>
          </table:table-cell>
          <table:table-cell office:value-type="string" table:style-name="ce3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3">
            <text:p>Alt; Ctrl; Shift; Del;</text:p>
          </table:table-cell>
          <table:table-cell office:value-type="string" table:style-name="ce2">
            <text:p>Ctrl;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Стрелки</text:p>
          </table:table-cell>
          <table:table-cell office:value-type="string" table:style-name="ce3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3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string" table:style-name="ce2">
            <text:p>перейти на одно совершенное действие назад или вперед (в зависимости от того, на какую стрелку нажать);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НепечСимволы</text:p>
          </table:table-cell>
          <table:table-cell office:value-type="string" table:style-name="ce3">
            <text:p>Что позволяет увидеть включенная кнопка «Непечатаемые символы»?</text:p>
          </table:table-cell>
          <table:table-cell office:value-type="string" table:style-name="ce3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string" table:style-name="ce2">
            <text:p>пробелы между словами и конец абзаца;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Ячейки</text:p>
          </table:table-cell>
          <table:table-cell office:value-type="string" table:style-name="ce3">
            <text:p>Объединить или разбить ячейки нарисованной таблицы возможно во вкладке:</text:p>
          </table:table-cell>
          <table:table-cell office:value-type="string" table:style-name="ce3">
            <text:p>«Конструктор»; «Макет»; «Параметры таблицы»; «Рецензирование»;</text:p>
          </table:table-cell>
          <table:table-cell office:value-type="string" table:style-name="ce2">
            <text:p>«Макет»;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Вода</text:p>
          </table:table-cell>
          <table:table-cell office:value-type="string" table:style-name="ce3">
            <text:p>Что позволяет сделать наложенный на текстовый документ водяной знак?</text:p>
          </table:table-cell>
          <table:table-cell office:value-type="string" table:style-name="ce3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string" table:style-name="ce2">
            <text:p>он делает документ уникальным;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Расстановка</text:p>
          </table:table-cell>
          <table:table-cell office:value-type="string" table:style-name="ce3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3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string" table:style-name="ce2">
            <text:p>Макет – Параметры страницы – Расстановка переносов;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Страница</text:p>
          </table:table-cell>
          <table:table-cell office:value-type="string" table:style-name="ce3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3">
            <text:p>Ctrl и Enter; Shift и пробел; Shift и Enter; Ctrl и Enter;</text:p>
          </table:table-cell>
          <table:table-cell office:value-type="string" table:style-name="ce2">
            <text:p>Ctrl и Enter;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ВставкаЭлемента</text:p>
          </table:table-cell>
          <table:table-cell office:value-type="string" table:style-name="ce3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3">
            <text:p>Ctrl + V; Ctrl + C; Ctrl + X; Ctrl + C;</text:p>
          </table:table-cell>
          <table:table-cell office:value-type="string" table:style-name="ce2">
            <text:p>Ctrl + V;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Инструкции</text:p>
          </table:table-cell>
          <table:table-cell office:value-type="string" table:style-name="ce3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3">
            <text:p>колонтитулом; макросом; инструкцией; скрипт;</text:p>
          </table:table-cell>
          <table:table-cell office:value-type="string" table:style-name="ce2">
            <text:p>макросом;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ГорячиеКлавиши</text:p>
          </table:table-cell>
          <table:table-cell office:value-type="string" table:style-name="ce3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3">
            <text:p>Alt + Shift; Ctrl + Shift; Alt + Ctrl; Ctrl + Del;</text:p>
          </table:table-cell>
          <table:table-cell office:value-type="string" table:style-name="ce2">
            <text:p>Alt + Ctrl;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Содержание</text:p>
          </table:table-cell>
          <table:table-cell office:value-type="string" table:style-name="ce3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3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string" table:style-name="ce2">
            <text:p>выделить в тексте заголовки, перейти на вкладку «Ссылки» и там нажать на иконку «Оглавление»;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Гипер</text:p>
          </table:table-cell>
          <table:table-cell office:value-type="string" table:style-name="ce3">
            <text:p>Чтобы вставить гиперссылку, следует выделить нужное слово и нажать:</text:p>
          </table:table-cell>
          <table:table-cell office:value-type="string" table:style-name="ce3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string" table:style-name="ce2">
            <text:p>правую кнопку мыши с последующим выбором вкладки «Гиперссылка»;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Формула</text:p>
          </table:table-cell>
          <table:table-cell office:value-type="string" table:style-name="ce3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3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string" table:style-name="ce2">
            <text:p>Вставка – Символы – Формула;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Ориентация</text:p>
          </table:table-cell>
          <table:table-cell office:value-type="string" table:style-name="ce3">
            <text:p>Какой ориентации страницы не существует?</text:p>
          </table:table-cell>
          <table:table-cell office:value-type="string" table:style-name="ce3">
            <text:p>блокнотной; книжной; альбомной;</text:p>
          </table:table-cell>
          <table:table-cell office:value-type="string" table:style-name="ce2">
            <text:p>блокнотной;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Опции</text:p>
          </table:table-cell>
          <table:table-cell office:value-type="string" table:style-name="ce3">
            <text:p>Какую опцию регулирует это диалоговое окно?</text:p>
          </table:table-cell>
          <table:table-cell office:value-type="string" table:style-name="ce3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string" table:style-name="ce2">
            <text:p>изменение абзацного отступа;</text:p>
          </table:table-cell>
          <table:table-cell office:value-type="string" table:style-name="ce4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Предложение</text:p>
          </table:table-cell>
          <table:table-cell office:value-type="string" table:style-name="ce3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3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string" table:style-name="ce2">
            <text:p>Word – идеальный помощник для студента: он позволяет создавать, просматривать и редактировать текстовые документы;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Практика</text:p>
          </table:table-cell>
          <table:table-cell office:value-type="string" table:style-name="ce3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3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string" table:style-name="ce2">
            <text:p>нажать на сочетание клавиш Ctrl и A;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Документ</text:p>
          </table:table-cell>
          <table:table-cell office:value-type="string" table:style-name="ce3">
            <text:p>Как сохранить написанный документ с помощью горячих клавиш?</text:p>
          </table:table-cell>
          <table:table-cell office:value-type="string" table:style-name="ce3">
            <text:p>Alt + Ctrl + F2; Ctrl + Shift + F2; Alt + Shift + F2; Ctrl + Alt + Del;</text:p>
          </table:table-cell>
          <table:table-cell office:value-type="string" table:style-name="ce2">
            <text:p>Alt + Shift + F2;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Ворд</text:p>
          </table:table-cell>
          <table:table-cell office:value-type="string" table:style-name="ce3">
            <text:p>MS Word – это:</text:p>
          </table:table-cell>
          <table:table-cell office:value-type="string" table:style-name="ce3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string" table:style-name="ce2">
            <text:p>текстовый редактор;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kripko Vlad</dc:creator>
    <meta:creation-date>2015-06-05T18:19:34Z</meta:creation-date>
    <dc:date>2020-03-22T05:13:13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